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5.64cm"/>
    </style:style>
    <style:style style:name="co4" style:family="table-column">
      <style:table-column-properties fo:break-before="auto" style:column-width="13.1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3.053cm" fo:break-before="auto" style:use-optimal-row-height="false"/>
    </style:style>
    <style:style style:name="ro7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cène</text:p>
          </table:table-cell>
          <table:table-cell office:value-type="string" calcext:value-type="string">
            <text:p>Done ?</text:p>
          </table:table-cell>
          <table:table-cell office:value-type="string" calcext:value-type="string">
            <text:p>Fichier rush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Générique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Accessoires spécifique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table:style-name="ce1" office:value-type="string" calcext:value-type="string">
            <text:p>S2-1-2</text:p>
          </table:table-cell>
          <table:table-cell table:style-name="ce1" office:value-type="string" calcext:value-type="string">
            <text:p>xp</text:p>
          </table:table-cell>
          <table:table-cell table:style-name="ce1" office:value-type="string" calcext:value-type="string">
            <text:p>M_S2-1-2_YeuxFermes-RegardCote_Generique_Meditation_00.MTS : attention pas de profil</text:p>
            <text:p>S2-1-2_YeuxFermes-RegardCote_00.MTS</text:p>
            <text:p>PlansRapproches/MM_S2-1-2_Generique_YeuxFermesRegardCote_Meditation_Decollage_Virages_Vol_Brulage_00.MTS</text:p>
          </table:table-cell>
          <table:table-cell office:value-type="string" calcext:value-type="string">
            <text:p>Lotus</text:p>
          </table:table-cell>
          <table:table-cell/>
          <table:table-cell office:value-type="string" calcext:value-type="string">
            <text:p>Yeux fermés, regard vers droite, parl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5-6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M_S2-1-2_YeuxFermes-RegardCote_Generique_Meditation_00.MTS : attention pas de profil</text:p>
            <text:p>Generique_Meditation_00.MTS</text:p>
            <text:p>PlansRapproches/MM_S2-1-2_Generique_YeuxFermesRegardCote_Meditation_Decollage_Virages_Vol_Brulage_00.MTS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Méditatio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5-7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Generique_Decollage_00.MTS</text:p>
            <text:p>PlansRapproches/MM_S2-1-2_Generique_YeuxFermesRegardCote_Meditation_Decollage_Virages_Vol_Brulage_00.MTS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collag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xxp</text:p>
          </table:table-cell>
          <table:table-cell office:value-type="string" calcext:value-type="string">
            <text:p>Generique_Virages_00.MTS</text:p>
            <text:p>PlansPlongee/Generique_Vol_Virages_Acceleration_00.MTS</text:p>
            <text:p>PlansRapproches/MM_S2-1-2_Generique_YeuxFermesRegardCote_Meditation_Decollage_Virages_Vol_Brulage_00.MTS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Virag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5-7</text:p>
          </table:table-cell>
          <table:table-cell office:value-type="string" calcext:value-type="string">
            <text:p>xxp</text:p>
          </table:table-cell>
          <table:table-cell office:value-type="string" calcext:value-type="string">
            <text:p>Generique_Vol_00.MTS</text:p>
            <text:p>PlansPlongee/Generique_Vol_Virages_Acceleration_00.MTS</text:p>
            <text:p>PlansRapproches/MM_S2-1-2_Generique_YeuxFermesRegardCote_Meditation_Decollage_Virages_Vol_Brulage_00.MTS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 / Accélé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-10</text:p>
          </table:table-cell>
          <table:table-cell office:value-type="string" calcext:value-type="string">
            <text:p>xxp</text:p>
          </table:table-cell>
          <table:table-cell/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5-11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S5-11_BrulageDesFessesEtPieds.MTS : le fakir saute et tombe</text:p>
            <text:p>S5-11_BrulageDesFessesEtPieds_optionTournante_00.MTS : le fakir décolle en tournant</text:p>
            <text:p>PlansRapproches/MM_S2-1-2_Generique_YeuxFermesRegardCote_Meditation_Decollage_Virages_Vol_Brulage_00.MTS</text:p>
          </table:table-cell>
          <table:table-cell office:value-type="string" calcext:value-type="string">
            <text:p>Lotus puis debout</text:p>
          </table:table-cell>
          <table:table-cell/>
          <table:table-cell office:value-type="string" calcext:value-type="string">
            <text:p>Plan normal, sauter depuis position du lotus vers le côté droit (gauche à l’écra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5-11_BrulageDesFessesEtPieds_VueJambes_00.MTS</text:p>
          </table:table-cell>
          <table:table-cell table:number-columns-repeated="2"/>
          <table:table-cell office:value-type="string" calcext:value-type="string">
            <text:p>Plan uniquement des jamb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lansRapproches/S5-11_BrulageDesFessesEtPieds_00.MTS : 3<text:span text:style-name="T1">e</text:span> occurrence = très bien</text:p>
          </table:table-cell>
          <table:table-cell table:number-columns-repeated="2"/>
          <table:table-cell office:value-type="string" calcext:value-type="string">
            <text:p>Plan uniquement du visage tortur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lan des pieds qui ont ma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5-1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5-14_FakirSassoitOK_00.MTS</text:p>
            <text:p>PlansRapproches/S5-14_FakirTesteDuBoutDuPied_00.MTS</text:p>
          </table:table-cell>
          <table:table-cell office:value-type="string" calcext:value-type="string">
            <text:p>debout puis lotus</text:p>
          </table:table-cell>
          <table:table-cell/>
          <table:table-cell office:value-type="string" calcext:value-type="string">
            <text:p>Tester avec le bout du pied (pas obligé d’être ceux de Julios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otus</text:p>
          </table:table-cell>
          <table:table-cell office:value-type="string" calcext:value-type="string">
            <text:p>Décollag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otus</text:p>
          </table:table-cell>
          <table:table-cell office:value-type="string" calcext:value-type="string">
            <text:p>Médi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7-13</text:p>
          </table:table-cell>
          <table:table-cell table:number-columns-repeated="2"/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xp</text:p>
          </table:table-cell>
          <table:table-cell office:value-type="string" calcext:value-type="string">
            <text:p>MM_S7-13_S7-10_S6-52_S7-5_VisageEtonne_00.MTS</text:p>
            <text:p>PlansRapproches/MM_S7-13_S7-10_S6-52_S7-5_VisageEtonne_00.MTS</text:p>
            <text:p>PlansRapproches/MM_S7-13_S7-10_S6-52_S7-5_VisageEtonne_01.MTS : se gratte le bouc</text:p>
          </table:table-cell>
          <table:table-cell/>
          <table:table-cell office:value-type="string" calcext:value-type="string">
            <text:p>Visage étonné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xp</text:p>
          </table:table-cell>
          <table:table-cell office:value-type="string" calcext:value-type="string">
            <text:p>S7-13_VisagePasContent_00.MTS</text:p>
            <text:p>PlansRapproches/MM_S7-13_S6-12_VisagePasContent_Bouton_00.MTS</text:p>
          </table:table-cell>
          <table:table-cell/>
          <table:table-cell office:value-type="string" calcext:value-type="string">
            <text:p>Visage pas conten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xp</text:p>
          </table:table-cell>
          <table:table-cell office:value-type="string" calcext:value-type="string">
            <text:p>S7-13_VisageEffraye_00.MTS</text:p>
            <text:p>PlansRapproches/S7-13_VisageEffraye_00.MTS</text:p>
          </table:table-cell>
          <table:table-cell/>
          <table:table-cell office:value-type="string" calcext:value-type="string">
            <text:p>Visage effray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7-10</text:p>
          </table:table-cell>
          <table:table-cell table:number-columns-repeated="2"/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M_S7-13_S7-10_S6-52_S7-5_VisageEtonne_00.MTS</text:p>
          </table:table-cell>
          <table:table-cell/>
          <table:table-cell office:value-type="string" calcext:value-type="string">
            <text:p>Visage étonn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-6</text:p>
          </table:table-cell>
          <table:table-cell table:number-columns-repeated="2"/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otus</text:p>
          </table:table-cell>
          <table:table-cell office:value-type="string" calcext:value-type="string">
            <text:p>Meditation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4-6-0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S4-6-0_Claquettes_00.MTS : un peu brouillon</text:p>
            <text:p>S4-6-0_Claquettes_01.MTS : à accélérer</text:p>
            <text:p>PlansPlongee/S4-6-0_Claquettes_00.MTS</text:p>
            <text:p>PlansRapproches/S4-6-0_Claquettes_00.MTS</text:p>
          </table:table-cell>
          <table:table-cell office:value-type="string" calcext:value-type="string">
            <text:p>Lotus</text:p>
          </table:table-cell>
          <table:table-cell/>
          <table:table-cell office:value-type="string" calcext:value-type="string">
            <text:p>Plan normal Claquettes en restant très très stoïques au-dessus</text:p>
          </table:table-cell>
          <table:table-cell/>
          <table:table-cell office:value-type="string" calcext:value-type="string">
            <text:p>Faire plan face + plan 3/4 plongée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lan uniquement des jambes Claquettes</text:p>
          </table:table-cell>
          <table:table-cell/>
          <table:table-cell office:value-type="string" calcext:value-type="string">
            <text:p>Faire plan face + plan 3/4 plongé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lan uniquement des pieds sur la planche à clous (pas forcément ceux de Julios)</text:p>
          </table:table-cell>
          <table:table-cell/>
          <table:table-cell office:value-type="string" calcext:value-type="string">
            <text:p>Faire plan face + plan 3/4 plongée</text:p>
          </table:table-cell>
        </table:table-row>
        <table:table-row table:style-name="ro5">
          <table:table-cell office:value-type="string" calcext:value-type="string">
            <text:p>S4-8 → S4-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M_S4-8_S4-9_S4-10_S4-11_AvalageSabre_00.MTS</text:p>
            <text:p>MM_S4-8_S4-9_S4-10_S4-11_AvalageSabre_01.MTS</text:p>
            <text:p>MM_S4-8_S4-9_S4-10_S4-11_AvalageSabre_02.MTS</text:p>
            <text:p>MM_S4-8_S4-9_S4-10_S4-11_AvalageSabre_03.MTS</text:p>
            <text:p>MM_S4-8_S4-9_S4-10_S4-11_AvalageSabre_04.MTS</text:p>
            <text:p>PlansPlongee/MM_S4-8_S4-9_S4-10_S4-11_AvalageSabre_01.MTS</text:p>
            <text:p>PlansRapproches/MM_S4-8_S4-9_S4-10_S4-11_AvalageSabre_00.MTS</text:p>
            <text:p>PlansRapproches/MM_S4-8_S4-9_S4-10_S4-11_AvalageSabre_01.MTS</text:p>
          </table:table-cell>
          <table:table-cell office:value-type="string" calcext:value-type="string">
            <text:p>Lotus</text:p>
          </table:table-cell>
          <table:table-cell/>
          <table:table-cell office:value-type="string" calcext:value-type="string">
            <text:p>Plan normal avalage du sabre</text:p>
          </table:table-cell>
          <table:table-cell office:value-type="string" calcext:value-type="string">
            <text:p>sabres</text:p>
          </table:table-cell>
          <table:table-cell office:value-type="string" calcext:value-type="string">
            <text:p>Faire plan face + plan 3/4 plongée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Lotus</text:p>
          </table:table-cell>
          <table:table-cell/>
          <table:table-cell office:value-type="string" calcext:value-type="string">
            <text:p>Plan de coupe visage avalant le sabre</text:p>
          </table:table-cell>
          <table:table-cell office:value-type="string" calcext:value-type="string">
            <text:p>sabre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4-12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4-12_Salut_00.MTS</text:p>
          </table:table-cell>
          <table:table-cell office:value-type="string" calcext:value-type="string">
            <text:p>Lotus</text:p>
          </table:table-cell>
          <table:table-cell/>
          <table:table-cell office:value-type="string" calcext:value-type="string">
            <text:p>Salut de la tête, mains jointes</text:p>
          </table:table-cell>
          <table:table-cell/>
          <table:table-cell office:value-type="string" calcext:value-type="string">
            <text:p>Faire plan face + plan 3/4 plongée</text:p>
          </table:table-cell>
        </table:table-row>
        <table:table-row table:style-name="ro1">
          <table:table-cell office:value-type="string" calcext:value-type="string">
            <text:p>S6-52</text:p>
          </table:table-cell>
          <table:table-cell table:number-columns-repeated="2"/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2"/>
          <table:table-cell office:value-type="string" calcext:value-type="string">
            <text:p>Faire plan face + plan 3/4 plongé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M_S7-13_S7-10_S6-52_S7-5_VisageEtonne_00.MTS</text:p>
          </table:table-cell>
          <table:table-cell table:number-columns-repeated="2"/>
          <table:table-cell office:value-type="string" calcext:value-type="string">
            <text:p>Plan visage surpris / incompréhension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4-doah-1,2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MM_S4-doah1_S4-doah2_EnLoge_00.MTS</text:p>
            <text:p>MM_S4-doah1_S4-doah2_EnLoge_01.MTS</text:p>
            <text:p>PlansRapproches/MM_S4-doah1_S4-doah2_EnLoge_00.MTS : fin ratée</text:p>
            <text:p>PlansRapproches/MM_S4-doah1_S4-doah2_EnLoge_00.MTS : OK, mais resserrer en hauteur, car on voit la main de Jérémy</text:p>
          </table:table-cell>
          <table:table-cell office:value-type="string" calcext:value-type="string">
            <text:p>Lotus</text:p>
          </table:table-cell>
          <table:table-cell/>
          <table:table-cell office:value-type="string" calcext:value-type="string">
            <text:p>de profil, remet son turban amidonné, se tourne face caméra, et décolle</text:p>
          </table:table-cell>
          <table:table-cell/>
          <table:table-cell office:value-type="string" calcext:value-type="string">
            <text:p>en fait il se peigne (intégrer une brosse à barbe qui bouge toute seule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éplacement / V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-26</text:p>
          </table:table-cell>
          <table:table-cell table:number-columns-repeated="2"/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2"/>
          <table:table-cell office:value-type="string" calcext:value-type="string">
            <text:p>Faire plan face + plan 3/4 plongée</text:p>
          </table:table-cell>
        </table:table-row>
        <table:table-row table:style-name="ro1">
          <table:table-cell office:value-type="string" calcext:value-type="string">
            <text:p>S4-29</text:p>
          </table:table-cell>
          <table:table-cell table:number-columns-repeated="2"/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2"/>
          <table:table-cell office:value-type="string" calcext:value-type="string">
            <text:p>Faire plan face + plan 3/4 plongée</text:p>
          </table:table-cell>
        </table:table-row>
        <table:table-row table:style-name="ro1">
          <table:table-cell office:value-type="string" calcext:value-type="string">
            <text:p>S6-7 → S6-10</text:p>
          </table:table-cell>
          <table:table-cell table:number-columns-repeated="2"/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2"/>
          <table:table-cell office:value-type="string" calcext:value-type="string">
            <text:p>plan de face + plan de profil gauche + plan de profil droit</text:p>
          </table:table-cell>
        </table:table-row>
        <table:table-row table:style-name="ro1">
          <table:table-cell office:value-type="string" calcext:value-type="string">
            <text:p>S6-12</text:p>
          </table:table-cell>
          <table:table-cell office:value-type="string" calcext:value-type="string">
            <text:p>xxp</text:p>
          </table:table-cell>
          <table:table-cell table:style-name="ce3" office:value-type="string" calcext:value-type="string" table:number-columns-spanned="1" table:number-rows-spanned="2">
            <text:p>S6-12_ExplicationsBouton_00.MTS : début super, après éclairage plusieurs coupures</text:p>
            <text:p>S6-12_ExplicationsBouton_01.MTS : début moins bien, fin mieux – attention arrivée soleil à la fin</text:p>
            <text:p>S6-12_ExplicationsBouton_02.MTS : la meilleure</text:p>
            <text:p>PlansPlongee/S6-12_ExplicationsBouton_00.MTS</text:p>
            <text:p>PlansRapproches/MM_S7-13_S6-12_VisagePasContent_Bouton_00.MTS</text:p>
            <text:p>PlansRapproches/S6-12_ExplicationBouton_00.MTS</text:p>
          </table:table-cell>
          <table:table-cell office:value-type="string" calcext:value-type="string">
            <text:p>Lotus</text:p>
          </table:table-cell>
          <table:table-cell/>
          <table:table-cell office:value-type="string" calcext:value-type="string">
            <text:p>Explication qu’il faut appuyer sur le gros bouton, sur fond neutre, plan américain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6-15</text:p>
          </table:table-cell>
          <table:table-cell office:value-type="string" calcext:value-type="string">
            <text:p>xxp</text:p>
          </table:table-cell>
          <table:covered-table-cell/>
          <table:table-cell office:value-type="string" calcext:value-type="string">
            <text:p>Lotus</text:p>
          </table:table-cell>
          <table:table-cell/>
          <table:table-cell office:value-type="string" calcext:value-type="string">
            <text:p>Fakir Gueule, s’arrête net, étonné, puis sourit et lève le pouce – plan améric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7-5</text:p>
          </table:table-cell>
          <table:table-cell table:number-columns-repeated="2"/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2"/>
          <table:table-cell office:value-type="string" calcext:value-type="string">
            <text:p>Faire plan face + plan 3/4 plongé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M_S7-13_S7-10_S6-52_S7-5_VisageEtonne_00.MTS</text:p>
          </table:table-cell>
          <table:table-cell table:number-columns-repeated="2"/>
          <table:table-cell office:value-type="string" calcext:value-type="string">
            <text:p>Plan visage pas bien compris ce qui s’était passé sur fond neutr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7-6 → S7-9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MM_S7-6_S7-7_S7-8_S7-9_DeplacementHesitant_00.MTS</text:p>
            <text:p>M_S7-6_S7-7_S7-8_S7-9_DeplacementHesitant_01.MTS</text:p>
            <text:p>PlansRapproches/MM_S7-6_S7-7_S7-8_S7-9_DeplacementHesitant_00.MTS</text:p>
            <text:p>PlansRapproches/MM_S7-6_S7-7_S7-8_S7-9_DeplacementHesitant_01.MTS</text:p>
            <text:p>PlansRapproches/MM_S7-6_S7-7_S7-8_S7-9_DeplacementHesitant_02.MTS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office:value-type="string" calcext:value-type="string">
            <text:p>hésitant</text:p>
          </table:table-cell>
          <table:table-cell/>
          <table:table-cell office:value-type="string" calcext:value-type="string">
            <text:p>plan de face + plan de profil gauche + plan de profil droit</text:p>
          </table:table-cell>
        </table:table-row>
        <table:table-row table:style-name="ro2">
          <table:table-cell office:value-type="string" calcext:value-type="string">
            <text:p>S4-32 → S4-36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M_S4-32_S4-33_S4-34_S4-35_S4-36_AttristePassageDede_00.MTS : pas très triste</text:p>
            <text:p>M_S4-32_S4-33_S4-34_S4-35_S4-36_AttristePassageDede_01.MTS</text:p>
            <text:p>PlansRapproches/M_S4-32_S4-33_S4-34_S4-35_S4-36_AttristePassageDede_00.MTS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office:value-type="string" calcext:value-type="string">
            <text:p>Attristé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M_S4-32_S4-33_S4-34_S4-35_S4-36_PleurePassageDede_00.MTS</text:p>
            <text:p>PlansRapproches/M_S4-32_S4-33_S4-34_S4-35_S4-36_PleurePassageDede_00.MTS</text:p>
          </table:table-cell>
          <table:table-cell/>
          <table:table-cell office:value-type="string" calcext:value-type="string">
            <text:p>Déplacement / Vol</text:p>
          </table:table-cell>
          <table:table-cell office:value-type="string" calcext:value-type="string">
            <text:p>Pleur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lansRapproches/MM_S4-32_S4-33_S4-34_S4-35_S4-36_ChialePassageDede_00.MTS</text:p>
          </table:table-cell>
          <table:table-cell table:number-columns-repeated="2"/>
          <table:table-cell office:value-type="string" calcext:value-type="string">
            <text:p>Plan visage seul pleuran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08:55:26.846929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4T09:55:06.239698237</meta:creation-date>
    <dc:date>2021-03-20T10:51:29.977644905</dc:date>
    <meta:editing-duration>PT7H22M42S</meta:editing-duration>
    <meta:editing-cycles>117</meta:editing-cycles>
    <meta:generator>LibreOffice/7.0.4.2$Linux_X86_64 LibreOffice_project/00$Build-2</meta:generator>
    <meta:document-statistic meta:table-count="1" meta:cell-count="170" meta:object-count="0"/>
  </office:meta>
</office:document-meta>
</file>